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492in"/>
    </style:style>
    <style:style style:name="co3" style:family="table-column">
      <style:table-column-properties fo:break-before="auto" style:column-width="1.8075in"/>
    </style:style>
    <style:style style:name="co5" style:family="table-column">
      <style:table-column-properties fo:break-before="auto" style:column-width="2.3244in"/>
    </style:style>
    <style:style style:name="co6" style:family="table-column">
      <style:table-column-properties fo:break-before="auto" style:column-width="1.1083in"/>
    </style:style>
    <style:style style:name="co7" style:family="table-column">
      <style:table-column-properties fo:break-before="auto" style:column-width="1.11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0"/>
    <style:style style:name="ce2" style:family="table-cell" style:parent-style-name="Default" style:data-style-name="N121"/>
    <style:style style:name="ce3" style:family="table-cell" style:parent-style-name="Default" style:data-style-name="N61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number-columns-repeated="4" table:default-cell-style-name="Default"/>
        <table:table-column table:style-name="co2" table:default-cell-style-name="ce1"/>
        <table:table-column table:style-name="co3" table:default-cell-style-name="Default"/>
        <table:table-column table:style-name="co5" table:default-cell-style-name="ce3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number-columns-repeated="4"/>
          <table:table-cell table:style-name="Default" office:value-type="string">
            <text:p>forward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number-columns-repeated="4"/>
          <table:table-cell table:style-name="Default" office:value-type="string">
            <text:p>max sample rate</text:p>
          </table:table-cell>
          <table:table-cell office:value-type="string">
            <text:p>time per sample</text:p>
          </table:table-cell>
          <table:table-cell table:style-name="Default" office:value-type="string">
            <text:p>time for 3*64 samples</text:p>
          </table:table-cell>
          <table:table-cell office:value-type="string">
            <text:p>msec</text:p>
          </table:table-cell>
          <table:table-cell office:value-type="string">
            <text:p>use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8">
            <text:p>8</text:p>
          </table:table-cell>
          <table:table-cell table:formula="of:=12000000/[.D3]" office:value-type="float" office:value="1500000">
            <text:p>1.50E+006</text:p>
          </table:table-cell>
          <table:table-cell table:formula="of:=1/[.E3]" office:value-type="float" office:value="0.000000666666666666667">
            <text:p>6.66666666666667E-007</text:p>
          </table:table-cell>
          <table:table-cell table:formula="of:=[.F3]*3*64" office:value-type="float" office:value="0.000128">
            <text:p>1.28E-04</text:p>
          </table:table-cell>
          <table:table-cell table:formula="of:=CONVERT([.G3];&quot;sec&quot;;&quot;msec&quot;)" office:value-type="float" office:value="0.128">
            <text:p>0.128</text:p>
          </table:table-cell>
          <table:table-cell table:formula="of:=CONVERT([.G3];&quot;sec&quot;;&quot;usec&quot;)" office:value-type="float" office:value="128">
            <text:p>12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9">
            <text:p>19</text:p>
          </table:table-cell>
          <table:table-cell table:formula="of:=12000000/[.D4]" office:value-type="float" office:value="631578.947368421">
            <text:p>6.32E+005</text:p>
          </table:table-cell>
          <table:table-cell table:formula="of:=1/[.E4]" office:value-type="float" office:value="0.00000158333333333333">
            <text:p>1.58333333333333E-006</text:p>
          </table:table-cell>
          <table:table-cell table:formula="of:=[.F4]*3*64" office:value-type="float" office:value="0.000304">
            <text:p>3.04E-04</text:p>
          </table:table-cell>
          <table:table-cell table:formula="of:=CONVERT([.G4];&quot;sec&quot;;&quot;msec&quot;)" office:value-type="float" office:value="0.304">
            <text:p>0.304</text:p>
          </table:table-cell>
          <table:table-cell table:formula="of:=CONVERT([.G4];&quot;sec&quot;;&quot;usec&quot;)" office:value-type="float" office:value="304">
            <text:p>30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3">
            <text:p>63</text:p>
          </table:table-cell>
          <table:table-cell table:formula="of:=12000000/[.D5]" office:value-type="float" office:value="190476.19047619">
            <text:p>1.90E+005</text:p>
          </table:table-cell>
          <table:table-cell table:formula="of:=1/[.E5]" office:value-type="float" office:value="0.00000525">
            <text:p>0.00000525</text:p>
          </table:table-cell>
          <table:table-cell table:formula="of:=[.F5]*3*64" office:value-type="float" office:value="0.001008">
            <text:p>1.01E-03</text:p>
          </table:table-cell>
          <table:table-cell table:formula="of:=CONVERT([.G5];&quot;sec&quot;;&quot;msec&quot;)" office:value-type="float" office:value="1.008">
            <text:p>1.008</text:p>
          </table:table-cell>
          <table:table-cell table:formula="of:=CONVERT([.G5];&quot;sec&quot;;&quot;usec&quot;)" office:value-type="float" office:value="1008">
            <text:p>100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9">
            <text:p>189</text:p>
          </table:table-cell>
          <table:table-cell table:formula="of:=12000000/[.D6]" office:value-type="float" office:value="63492.0634920635">
            <text:p>6.35E+004</text:p>
          </table:table-cell>
          <table:table-cell table:formula="of:=1/[.E6]" office:value-type="float" office:value="0.00001575">
            <text:p>0.00001575</text:p>
          </table:table-cell>
          <table:table-cell table:formula="of:=[.F6]*3*64" office:value-type="float" office:value="0.003024">
            <text:p>3.02E-03</text:p>
          </table:table-cell>
          <table:table-cell table:formula="of:=CONVERT([.G6];&quot;sec&quot;;&quot;msec&quot;)" office:value-type="float" office:value="3.024">
            <text:p>3.024</text:p>
          </table:table-cell>
          <table:table-cell table:formula="of:=CONVERT([.G6];&quot;sec&quot;;&quot;usec&quot;)" office:value-type="float" office:value="3024">
            <text:p>302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25">
            <text:p>625</text:p>
          </table:table-cell>
          <table:table-cell table:formula="of:=12000000/[.D7]" office:value-type="float" office:value="19200">
            <text:p>1.92E+004</text:p>
          </table:table-cell>
          <table:table-cell table:formula="of:=1/[.E7]" office:value-type="float" office:value="0.0000520833333333333">
            <text:p>5.20833333333333E-005</text:p>
          </table:table-cell>
          <table:table-cell table:formula="of:=[.F7]*3*64" office:value-type="float" office:value="0.01">
            <text:p>1.00E-02</text:p>
          </table:table-cell>
          <table:table-cell table:formula="of:=CONVERT([.G7];&quot;sec&quot;;&quot;msec&quot;)" office:value-type="float" office:value="10">
            <text:p>10</text:p>
          </table:table-cell>
          <table:table-cell table:formula="of:=CONVERT([.G7];&quot;sec&quot;;&quot;usec&quot;)" office:value-type="float" office:value="10000">
            <text:p>1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75">
            <text:p>1875</text:p>
          </table:table-cell>
          <table:table-cell table:formula="of:=12000000/[.D8]" office:value-type="float" office:value="6400">
            <text:p>6.40E+003</text:p>
          </table:table-cell>
          <table:table-cell table:formula="of:=1/[.E8]" office:value-type="float" office:value="0.00015625">
            <text:p>0.00015625</text:p>
          </table:table-cell>
          <table:table-cell table:formula="of:=[.F8]*3*64" office:value-type="float" office:value="0.03">
            <text:p>3.00E-02</text:p>
          </table:table-cell>
          <table:table-cell table:formula="of:=CONVERT([.G8];&quot;sec&quot;;&quot;msec&quot;)" office:value-type="float" office:value="30">
            <text:p>30</text:p>
          </table:table-cell>
          <table:table-cell table:formula="of:=CONVERT([.G8];&quot;sec&quot;;&quot;usec&quot;)" office:value-type="float" office:value="30000">
            <text:p>3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250">
            <text:p>6250</text:p>
          </table:table-cell>
          <table:table-cell table:formula="of:=12000000/[.D9]" office:value-type="float" office:value="1920">
            <text:p>1.92E+003</text:p>
          </table:table-cell>
          <table:table-cell table:formula="of:=1/[.E9]" office:value-type="float" office:value="0.000520833333333333">
            <text:p>0.0005208333</text:p>
          </table:table-cell>
          <table:table-cell table:formula="of:=[.F9]*3*64" office:value-type="float" office:value="0.1">
            <text:p>1.00E-01</text:p>
          </table:table-cell>
          <table:table-cell table:formula="of:=CONVERT([.G9];&quot;sec&quot;;&quot;msec&quot;)" office:value-type="float" office:value="100">
            <text:p>100</text:p>
          </table:table-cell>
          <table:table-cell table:formula="of:=CONVERT([.G9];&quot;sec&quot;;&quot;usec&quot;)" office:value-type="float" office:value="100000">
            <text:p>1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750">
            <text:p>18750</text:p>
          </table:table-cell>
          <table:table-cell table:formula="of:=12000000/[.D10]" office:value-type="float" office:value="640">
            <text:p>6.40E+002</text:p>
          </table:table-cell>
          <table:table-cell table:formula="of:=1/[.E10]" office:value-type="float" office:value="0.0015625">
            <text:p>0.0015625</text:p>
          </table:table-cell>
          <table:table-cell table:formula="of:=[.F10]*3*64" office:value-type="float" office:value="0.3">
            <text:p>3.00E-01</text:p>
          </table:table-cell>
          <table:table-cell table:formula="of:=CONVERT([.G10];&quot;sec&quot;;&quot;msec&quot;)" office:value-type="float" office:value="300">
            <text:p>300</text:p>
          </table:table-cell>
          <table:table-cell table:formula="of:=CONVERT([.G10];&quot;sec&quot;;&quot;usec&quot;)" office:value-type="float" office:value="300000">
            <text:p>3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2500">
            <text:p>62500</text:p>
          </table:table-cell>
          <table:table-cell table:formula="of:=12000000/[.D11]" office:value-type="float" office:value="192">
            <text:p>1.92E+002</text:p>
          </table:table-cell>
          <table:table-cell table:formula="of:=1/[.E11]" office:value-type="float" office:value="0.00520833333333333">
            <text:p>0.0052083333</text:p>
          </table:table-cell>
          <table:table-cell table:formula="of:=[.F11]*3*64" office:value-type="float" office:value="1">
            <text:p>1.00E+00</text:p>
          </table:table-cell>
          <table:table-cell table:formula="of:=CONVERT([.G11];&quot;sec&quot;;&quot;msec&quot;)" office:value-type="float" office:value="1000">
            <text:p>1000</text:p>
          </table:table-cell>
          <table:table-cell table:formula="of:=CONVERT([.G11];&quot;sec&quot;;&quot;usec&quot;)" office:value-type="float" office:value="1000000">
            <text:p>10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7500">
            <text:p>187500</text:p>
          </table:table-cell>
          <table:table-cell table:formula="of:=12000000/[.D12]" office:value-type="float" office:value="64">
            <text:p>6.40E+001</text:p>
          </table:table-cell>
          <table:table-cell table:formula="of:=1/[.E12]" office:value-type="float" office:value="0.015625">
            <text:p>0.015625</text:p>
          </table:table-cell>
          <table:table-cell table:formula="of:=[.F12]*3*64" office:value-type="float" office:value="3">
            <text:p>3.00E+00</text:p>
          </table:table-cell>
          <table:table-cell table:formula="of:=CONVERT([.G12];&quot;sec&quot;;&quot;msec&quot;)" office:value-type="float" office:value="3000">
            <text:p>3000</text:p>
          </table:table-cell>
          <table:table-cell table:formula="of:=CONVERT([.G12];&quot;sec&quot;;&quot;usec&quot;)" office:value-type="float" office:value="3000000">
            <text:p>30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625000">
            <text:p>625000</text:p>
          </table:table-cell>
          <table:table-cell table:formula="of:=12000000/[.D13]" office:value-type="float" office:value="19.2">
            <text:p>1.92E+001</text:p>
          </table:table-cell>
          <table:table-cell table:formula="of:=1/[.E13]" office:value-type="float" office:value="0.0520833333333333">
            <text:p>0.0520833333</text:p>
          </table:table-cell>
          <table:table-cell table:formula="of:=[.F13]*3*64" office:value-type="float" office:value="10">
            <text:p>1.00E+01</text:p>
          </table:table-cell>
          <table:table-cell table:formula="of:=CONVERT([.G13];&quot;sec&quot;;&quot;msec&quot;)" office:value-type="float" office:value="10000">
            <text:p>10000</text:p>
          </table:table-cell>
          <table:table-cell table:formula="of:=CONVERT([.G13];&quot;sec&quot;;&quot;usec&quot;)" office:value-type="float" office:value="10000000">
            <text:p>1000000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875000">
            <text:p>1875000</text:p>
          </table:table-cell>
          <table:table-cell table:formula="of:=12000000/[.D14]" office:value-type="float" office:value="6.4">
            <text:p>6.40E+000</text:p>
          </table:table-cell>
          <table:table-cell table:formula="of:=1/[.E14]" office:value-type="float" office:value="0.15625">
            <text:p>0.15625</text:p>
          </table:table-cell>
          <table:table-cell table:formula="of:=[.F14]*3*64" office:value-type="float" office:value="30">
            <text:p>3.00E+01</text:p>
          </table:table-cell>
          <table:table-cell table:formula="of:=CONVERT([.G14];&quot;sec&quot;;&quot;msec&quot;)" office:value-type="float" office:value="30000">
            <text:p>30000</text:p>
          </table:table-cell>
          <table:table-cell table:formula="of:=CONVERT([.G14];&quot;sec&quot;;&quot;usec&quot;)" office:value-type="float" office:value="30000000">
            <text:p>30000000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add delay</text:p>
          </table:table-cell>
          <table:table-cell office:value-type="string">
            <text:p>actual</text:p>
          </table:table-cell>
          <table:table-cell office:value-type="string">
            <text:p>cycles full scan</text:p>
          </table:table-cell>
          <table:table-cell office:value-type="string">
            <text:p>Cycles @ 12 m instr</text:p>
          </table:table-cell>
          <table:table-cell table:style-name="Default" office:value-type="string">
            <text:p>backward</text:p>
          </table:table-cell>
          <table:table-cell/>
          <table:table-cell table:style-name="Default"/>
          <table:table-cell table:number-columns-repeated="2"/>
          <table:table-cell office:value-type="string">
            <text:p>label, msec/div</text:p>
          </table:table-cell>
          <table:table-cell office:value-type="string">
            <text:p>label, usec/div</text:p>
          </table:table-cell>
        </table:table-row>
        <table:table-row table:style-name="ro1">
          <table:table-cell/>
          <table:table-cell office:value-type="float" office:value="2078">
            <text:p>2078</text:p>
          </table:table-cell>
          <table:table-cell table:formula="of:=[.D18]*4*64" office:value-type="float" office:value="2048">
            <text:p>2048</text:p>
          </table:table-cell>
          <table:table-cell table:formula="of:=12000000/[.E18]" office:value-type="float" office:value="8">
            <text:p>8</text:p>
          </table:table-cell>
          <table:table-cell table:style-name="ce2" table:formula="of:=1/[.F18]" office:value-type="float" office:value="1500000">
            <text:p>1.50000E+006</text:p>
          </table:table-cell>
          <table:table-cell table:formula="of:=[.G18]/(3*64)" office:value-type="float" office:value="0.000000666666666666667">
            <text:p>6.66666666666667E-007</text:p>
          </table:table-cell>
          <table:table-cell office:value-type="float" office:value="0.000128">
            <text:p>1.28E-04</text:p>
          </table:table-cell>
          <table:table-cell table:formula="of:=CONVERT([.G18];&quot;sec&quot;;&quot;msec&quot;)" office:value-type="float" office:value="0.128">
            <text:p>0.128</text:p>
          </table:table-cell>
          <table:table-cell table:formula="of:=CONVERT([.G18];&quot;sec&quot;;&quot;usec&quot;)" office:value-type="float" office:value="128">
            <text:p>128</text:p>
          </table:table-cell>
          <table:table-cell office:value-type="string">
            <text:p>fastest</text:p>
          </table:table-cell>
          <table:table-cell table:style-name="ce4" office:value-type="string">
            <text:p>fastest</text:p>
          </table:table-cell>
        </table:table-row>
        <table:table-row table:style-name="ro1">
          <table:table-cell/>
          <table:table-cell office:value-type="string">
            <text:p>---</text:p>
          </table:table-cell>
          <table:table-cell table:formula="of:=[.D19]*4*64" office:value-type="float" office:value="4800">
            <text:p>4800</text:p>
          </table:table-cell>
          <table:table-cell table:formula="of:=12000000/[.E19]" office:value-type="float" office:value="18.75">
            <text:p>18.75</text:p>
          </table:table-cell>
          <table:table-cell table:style-name="ce2" table:formula="of:=1/[.F19]" office:value-type="float" office:value="640000">
            <text:p>6.40000E+005</text:p>
          </table:table-cell>
          <table:table-cell table:formula="of:=[.G19]/(3*64)" office:value-type="float" office:value="0.0000015625">
            <text:p>1.5625E-006</text:p>
          </table:table-cell>
          <table:table-cell office:value-type="float" office:value="0.0003">
            <text:p>3.00E-04</text:p>
          </table:table-cell>
          <table:table-cell table:formula="of:=CONVERT([.G19];&quot;sec&quot;;&quot;msec&quot;)" office:value-type="float" office:value="0.3">
            <text:p>0.3</text:p>
          </table:table-cell>
          <table:table-cell table:formula="of:=CONVERT([.G19];&quot;sec&quot;;&quot;usec&quot;)" office:value-type="float" office:value="300">
            <text:p>300</text:p>
          </table:table-cell>
          <table:table-cell table:formula="of:=[.H19]/10" office:value-type="float" office:value="0.03">
            <text:p>0.03</text:p>
          </table:table-cell>
          <table:table-cell table:style-name="ce4" table:formula="of:=[.I19]/10" office:value-type="float" office:value="30">
            <text:p>30</text:p>
          </table:table-cell>
        </table:table-row>
        <table:table-row table:style-name="ro1">
          <table:table-cell table:formula="of:=([.C20]-[.B20])/(4*64)" office:value-type="float" office:value="16.3203125">
            <text:p>16.3203125</text:p>
          </table:table-cell>
          <table:table-cell office:value-type="float" office:value="11822">
            <text:p>11822</text:p>
          </table:table-cell>
          <table:table-cell table:formula="of:=[.D20]*4*64" office:value-type="float" office:value="16000">
            <text:p>16000</text:p>
          </table:table-cell>
          <table:table-cell table:formula="of:=12000000/[.E20]" office:value-type="float" office:value="62.5">
            <text:p>62.5</text:p>
          </table:table-cell>
          <table:table-cell table:style-name="ce2" table:formula="of:=1/[.F20]" office:value-type="float" office:value="192000">
            <text:p>1.92000E+005</text:p>
          </table:table-cell>
          <table:table-cell table:formula="of:=[.G20]/(3*64)" office:value-type="float" office:value="0.00000520833333333333">
            <text:p>5.20833333333333E-006</text:p>
          </table:table-cell>
          <table:table-cell office:value-type="float" office:value="0.001">
            <text:p>1.00E-03</text:p>
          </table:table-cell>
          <table:table-cell table:formula="of:=CONVERT([.G20];&quot;sec&quot;;&quot;msec&quot;)" office:value-type="float" office:value="1">
            <text:p>1</text:p>
          </table:table-cell>
          <table:table-cell table:formula="of:=CONVERT([.G20];&quot;sec&quot;;&quot;usec&quot;)" office:value-type="float" office:value="1000">
            <text:p>1000</text:p>
          </table:table-cell>
          <table:table-cell table:formula="of:=[.H20]/10" office:value-type="float" office:value="0.1">
            <text:p>0.1</text:p>
          </table:table-cell>
          <table:table-cell table:style-name="ce4" table:formula="of:=[.I20]/10" office:value-type="float" office:value="100">
            <text:p>100</text:p>
          </table:table-cell>
        </table:table-row>
        <table:table-row table:style-name="ro1">
          <table:table-cell table:formula="of:=([.C21]-[.B21])/(4*64)" office:value-type="float" office:value="48.3203125">
            <text:p>48.3203125</text:p>
          </table:table-cell>
          <table:table-cell office:value-type="float" office:value="35630">
            <text:p>35630</text:p>
          </table:table-cell>
          <table:table-cell table:formula="of:=[.D21]*4*64" office:value-type="float" office:value="48000">
            <text:p>48000</text:p>
          </table:table-cell>
          <table:table-cell table:formula="of:=12000000/[.E21]" office:value-type="float" office:value="187.5">
            <text:p>187.5</text:p>
          </table:table-cell>
          <table:table-cell table:style-name="ce2" table:formula="of:=1/[.F21]" office:value-type="float" office:value="64000">
            <text:p>6.40000E+004</text:p>
          </table:table-cell>
          <table:table-cell table:formula="of:=[.G21]/(3*64)" office:value-type="float" office:value="0.000015625">
            <text:p>0.000015625</text:p>
          </table:table-cell>
          <table:table-cell office:value-type="float" office:value="0.003">
            <text:p>3.00E-03</text:p>
          </table:table-cell>
          <table:table-cell table:formula="of:=CONVERT([.G21];&quot;sec&quot;;&quot;msec&quot;)" office:value-type="float" office:value="3">
            <text:p>3</text:p>
          </table:table-cell>
          <table:table-cell table:formula="of:=CONVERT([.G21];&quot;sec&quot;;&quot;usec&quot;)" office:value-type="float" office:value="3000">
            <text:p>3000</text:p>
          </table:table-cell>
          <table:table-cell table:formula="of:=[.H21]/10" office:value-type="float" office:value="0.3">
            <text:p>0.3</text:p>
          </table:table-cell>
          <table:table-cell table:style-name="ce4" table:formula="of:=[.I21]/10" office:value-type="float" office:value="300">
            <text:p>300</text:p>
          </table:table-cell>
        </table:table-row>
        <table:table-row table:style-name="ro1">
          <table:table-cell table:formula="of:=([.C22]-[.B22])/(4*64)" office:value-type="float" office:value="155.8203125">
            <text:p>155.8203125</text:p>
          </table:table-cell>
          <table:table-cell office:value-type="float" office:value="120110">
            <text:p>120110</text:p>
          </table:table-cell>
          <table:table-cell table:formula="of:=[.D22]*4*64" office:value-type="float" office:value="160000">
            <text:p>160000</text:p>
          </table:table-cell>
          <table:table-cell table:formula="of:=12000000/[.E22]" office:value-type="float" office:value="625">
            <text:p>625</text:p>
          </table:table-cell>
          <table:table-cell table:style-name="ce2" table:formula="of:=1/[.F22]" office:value-type="float" office:value="19200">
            <text:p>1.92000E+004</text:p>
          </table:table-cell>
          <table:table-cell table:formula="of:=[.G22]/(3*64)" office:value-type="float" office:value="0.0000520833333333333">
            <text:p>5.20833333333333E-005</text:p>
          </table:table-cell>
          <table:table-cell office:value-type="float" office:value="0.01">
            <text:p>1.00E-02</text:p>
          </table:table-cell>
          <table:table-cell table:formula="of:=CONVERT([.G22];&quot;sec&quot;;&quot;msec&quot;)" office:value-type="float" office:value="10">
            <text:p>10</text:p>
          </table:table-cell>
          <table:table-cell table:formula="of:=CONVERT([.G22];&quot;sec&quot;;&quot;usec&quot;)" office:value-type="float" office:value="10000">
            <text:p>10000</text:p>
          </table:table-cell>
          <table:table-cell table:style-name="ce4" table:formula="of:=[.H22]/10" office:value-type="float" office:value="1">
            <text:p>1</text:p>
          </table:table-cell>
          <table:table-cell table:formula="of:=[.I22]/10" office:value-type="float" office:value="1000">
            <text:p>1000</text:p>
          </table:table-cell>
        </table:table-row>
        <table:table-row table:style-name="ro1">
          <table:table-cell table:formula="of:=([.C23]-[.B23])/(4*64)" office:value-type="float" office:value="481.8359375">
            <text:p>481.8359375</text:p>
          </table:table-cell>
          <table:table-cell office:value-type="float" office:value="356650">
            <text:p>356650</text:p>
          </table:table-cell>
          <table:table-cell table:formula="of:=[.D23]*4*64" office:value-type="float" office:value="480000">
            <text:p>480000</text:p>
          </table:table-cell>
          <table:table-cell table:formula="of:=12000000/[.E23]" office:value-type="float" office:value="1875">
            <text:p>1875</text:p>
          </table:table-cell>
          <table:table-cell table:style-name="ce2" table:formula="of:=1/[.F23]" office:value-type="float" office:value="6400">
            <text:p>6.40000E+003</text:p>
          </table:table-cell>
          <table:table-cell table:formula="of:=[.G23]/(3*64)" office:value-type="float" office:value="0.00015625">
            <text:p>0.00015625</text:p>
          </table:table-cell>
          <table:table-cell office:value-type="float" office:value="0.03">
            <text:p>3.00E-02</text:p>
          </table:table-cell>
          <table:table-cell table:formula="of:=CONVERT([.G23];&quot;sec&quot;;&quot;msec&quot;)" office:value-type="float" office:value="30">
            <text:p>30</text:p>
          </table:table-cell>
          <table:table-cell table:formula="of:=CONVERT([.G23];&quot;sec&quot;;&quot;usec&quot;)" office:value-type="float" office:value="30000">
            <text:p>30000</text:p>
          </table:table-cell>
          <table:table-cell table:style-name="ce4" table:formula="of:=[.H23]/10" office:value-type="float" office:value="3">
            <text:p>3</text:p>
          </table:table-cell>
          <table:table-cell table:formula="of:=[.I23]/10" office:value-type="float" office:value="3000">
            <text:p>3000</text:p>
          </table:table-cell>
        </table:table-row>
        <table:table-row table:style-name="ro1">
          <table:table-cell table:formula="of:=([.C24]-[.B24])/(4*64)" office:value-type="float" office:value="1556.8359375">
            <text:p>1556.8359375</text:p>
          </table:table-cell>
          <table:table-cell office:value-type="float" office:value="1201450">
            <text:p>1201450</text:p>
          </table:table-cell>
          <table:table-cell table:formula="of:=[.D24]*4*64" office:value-type="float" office:value="1600000">
            <text:p>1600000</text:p>
          </table:table-cell>
          <table:table-cell table:formula="of:=12000000/[.E24]" office:value-type="float" office:value="6250">
            <text:p>6250</text:p>
          </table:table-cell>
          <table:table-cell table:style-name="ce2" table:formula="of:=1/[.F24]" office:value-type="float" office:value="1920">
            <text:p>1.92000E+003</text:p>
          </table:table-cell>
          <table:table-cell table:formula="of:=[.G24]/(3*64)" office:value-type="float" office:value="0.000520833333333333">
            <text:p>0.0005208333</text:p>
          </table:table-cell>
          <table:table-cell office:value-type="float" office:value="0.1">
            <text:p>1.00E-01</text:p>
          </table:table-cell>
          <table:table-cell table:formula="of:=CONVERT([.G24];&quot;sec&quot;;&quot;msec&quot;)" office:value-type="float" office:value="100">
            <text:p>100</text:p>
          </table:table-cell>
          <table:table-cell table:formula="of:=CONVERT([.G24];&quot;sec&quot;;&quot;usec&quot;)" office:value-type="float" office:value="100000">
            <text:p>100000</text:p>
          </table:table-cell>
          <table:table-cell table:style-name="ce4" table:formula="of:=[.H24]/10" office:value-type="float" office:value="10">
            <text:p>10</text:p>
          </table:table-cell>
          <table:table-cell table:formula="of:=[.I24]/10" office:value-type="float" office:value="10000">
            <text:p>10000</text:p>
          </table:table-cell>
        </table:table-row>
        <table:table-row table:style-name="ro1">
          <table:table-cell table:formula="of:=([.C25]-[.B25])/(4*64)" office:value-type="float" office:value="4870.8359375">
            <text:p>4870.8359375</text:p>
          </table:table-cell>
          <table:table-cell office:value-type="float" office:value="3553066">
            <text:p>3553066</text:p>
          </table:table-cell>
          <table:table-cell table:formula="of:=[.D25]*4*64" office:value-type="float" office:value="4800000">
            <text:p>4800000</text:p>
          </table:table-cell>
          <table:table-cell table:formula="of:=12000000/[.E25]" office:value-type="float" office:value="18750">
            <text:p>18750</text:p>
          </table:table-cell>
          <table:table-cell table:style-name="ce2" table:formula="of:=1/[.F25]" office:value-type="float" office:value="640">
            <text:p>6.40000E+002</text:p>
          </table:table-cell>
          <table:table-cell table:formula="of:=[.G25]/(3*64)" office:value-type="float" office:value="0.0015625">
            <text:p>0.0015625</text:p>
          </table:table-cell>
          <table:table-cell office:value-type="float" office:value="0.3">
            <text:p>3.00E-01</text:p>
          </table:table-cell>
          <table:table-cell table:formula="of:=CONVERT([.G25];&quot;sec&quot;;&quot;msec&quot;)" office:value-type="float" office:value="300">
            <text:p>300</text:p>
          </table:table-cell>
          <table:table-cell table:formula="of:=CONVERT([.G25];&quot;sec&quot;;&quot;usec&quot;)" office:value-type="float" office:value="300000">
            <text:p>300000</text:p>
          </table:table-cell>
          <table:table-cell table:style-name="ce4" table:formula="of:=[.H25]/10" office:value-type="float" office:value="30">
            <text:p>30</text:p>
          </table:table-cell>
          <table:table-cell table:formula="of:=[.I25]/10" office:value-type="float" office:value="30000">
            <text:p>30000</text:p>
          </table:table-cell>
        </table:table-row>
        <table:table-row table:style-name="ro1">
          <table:table-cell table:formula="of:=([.C26]-[.B26])/(4*64)" office:value-type="float" office:value="17297.8359375">
            <text:p>17297.8359375</text:p>
          </table:table-cell>
          <table:table-cell office:value-type="float" office:value="11571754">
            <text:p>11571754</text:p>
          </table:table-cell>
          <table:table-cell table:formula="of:=[.D26]*4*64" office:value-type="float" office:value="16000000">
            <text:p>16000000</text:p>
          </table:table-cell>
          <table:table-cell table:formula="of:=12000000/[.E26]" office:value-type="float" office:value="62500">
            <text:p>62500</text:p>
          </table:table-cell>
          <table:table-cell table:style-name="ce2" table:formula="of:=1/[.F26]" office:value-type="float" office:value="192">
            <text:p>1.92000E+002</text:p>
          </table:table-cell>
          <table:table-cell table:formula="of:=[.G26]/(3*64)" office:value-type="float" office:value="0.00520833333333333">
            <text:p>0.0052083333</text:p>
          </table:table-cell>
          <table:table-cell office:value-type="float" office:value="1">
            <text:p>1.00E+00</text:p>
          </table:table-cell>
          <table:table-cell table:formula="of:=CONVERT([.G26];&quot;sec&quot;;&quot;msec&quot;)" office:value-type="float" office:value="1000">
            <text:p>1000</text:p>
          </table:table-cell>
          <table:table-cell table:formula="of:=CONVERT([.G26];&quot;sec&quot;;&quot;usec&quot;)" office:value-type="float" office:value="1000000">
            <text:p>1000000</text:p>
          </table:table-cell>
          <table:table-cell table:style-name="ce4" table:formula="of:=[.H26]/10" office:value-type="float" office:value="100">
            <text:p>100</text:p>
          </table:table-cell>
          <table:table-cell table:formula="of:=[.I26]/10" office:value-type="float" office:value="100000">
            <text:p>100000</text:p>
          </table:table-cell>
        </table:table-row>
        <table:table-row table:style-name="ro1">
          <table:table-cell table:number-columns-repeated="2"/>
          <table:table-cell table:formula="of:=[.D27]*4*64" office:value-type="float" office:value="48000000">
            <text:p>48000000</text:p>
          </table:table-cell>
          <table:table-cell table:formula="of:=12000000/[.E27]" office:value-type="float" office:value="187500">
            <text:p>187500</text:p>
          </table:table-cell>
          <table:table-cell table:style-name="ce2" table:formula="of:=1/[.F27]" office:value-type="float" office:value="64">
            <text:p>6.40000E+001</text:p>
          </table:table-cell>
          <table:table-cell table:formula="of:=[.G27]/(3*64)" office:value-type="float" office:value="0.015625">
            <text:p>0.015625</text:p>
          </table:table-cell>
          <table:table-cell office:value-type="float" office:value="3">
            <text:p>3.00E+00</text:p>
          </table:table-cell>
          <table:table-cell table:formula="of:=CONVERT([.G27];&quot;sec&quot;;&quot;msec&quot;)" office:value-type="float" office:value="3000">
            <text:p>3000</text:p>
          </table:table-cell>
          <table:table-cell table:formula="of:=CONVERT([.G27];&quot;sec&quot;;&quot;usec&quot;)" office:value-type="float" office:value="3000000">
            <text:p>3000000</text:p>
          </table:table-cell>
          <table:table-cell table:style-name="ce4" table:formula="of:=[.H27]/10" office:value-type="float" office:value="300">
            <text:p>300</text:p>
          </table:table-cell>
          <table:table-cell table:formula="of:=[.I27]/10" office:value-type="float" office:value="300000">
            <text:p>300000</text:p>
          </table:table-cell>
        </table:table-row>
        <table:table-row table:style-name="ro1">
          <table:table-cell table:number-columns-repeated="2"/>
          <table:table-cell table:formula="of:=[.D28]*4*64" office:value-type="float" office:value="160000000">
            <text:p>160000000</text:p>
          </table:table-cell>
          <table:table-cell table:formula="of:=12000000/[.E28]" office:value-type="float" office:value="625000">
            <text:p>625000</text:p>
          </table:table-cell>
          <table:table-cell table:style-name="ce2" table:formula="of:=1/[.F28]" office:value-type="float" office:value="19.2">
            <text:p>1.92000E+001</text:p>
          </table:table-cell>
          <table:table-cell table:formula="of:=[.G28]/(3*64)" office:value-type="float" office:value="0.0520833333333333">
            <text:p>0.0520833333</text:p>
          </table:table-cell>
          <table:table-cell office:value-type="float" office:value="10">
            <text:p>1.00E+01</text:p>
          </table:table-cell>
          <table:table-cell table:formula="of:=CONVERT([.G28];&quot;sec&quot;;&quot;msec&quot;)" office:value-type="float" office:value="10000">
            <text:p>10000</text:p>
          </table:table-cell>
          <table:table-cell table:formula="of:=CONVERT([.G28];&quot;sec&quot;;&quot;usec&quot;)" office:value-type="float" office:value="10000000">
            <text:p>10000000</text:p>
          </table:table-cell>
          <table:table-cell table:style-name="ce4" table:formula="of:=[.H28]/10" office:value-type="float" office:value="1000">
            <text:p>1000</text:p>
          </table:table-cell>
          <table:table-cell table:formula="of:=[.I28]/10" office:value-type="float" office:value="1000000">
            <text:p>1000000</text:p>
          </table:table-cell>
        </table:table-row>
        <table:table-row table:style-name="ro1">
          <table:table-cell table:number-columns-repeated="2"/>
          <table:table-cell table:formula="of:=[.D29]*4*64" office:value-type="float" office:value="480000000">
            <text:p>480000000</text:p>
          </table:table-cell>
          <table:table-cell table:formula="of:=12000000/[.E29]" office:value-type="float" office:value="1875000">
            <text:p>1875000</text:p>
          </table:table-cell>
          <table:table-cell table:style-name="ce2" table:formula="of:=1/[.F29]" office:value-type="float" office:value="6.4">
            <text:p>6.40000E+000</text:p>
          </table:table-cell>
          <table:table-cell table:formula="of:=[.G29]/(3*64)" office:value-type="float" office:value="0.15625">
            <text:p>0.15625</text:p>
          </table:table-cell>
          <table:table-cell office:value-type="float" office:value="30">
            <text:p>3.00E+01</text:p>
          </table:table-cell>
          <table:table-cell table:formula="of:=CONVERT([.G29];&quot;sec&quot;;&quot;msec&quot;)" office:value-type="float" office:value="30000">
            <text:p>30000</text:p>
          </table:table-cell>
          <table:table-cell table:formula="of:=CONVERT([.G29];&quot;sec&quot;;&quot;usec&quot;)" office:value-type="float" office:value="30000000">
            <text:p>30000000</text:p>
          </table:table-cell>
          <table:table-cell table:style-name="ce4" table:formula="of:=[.H29]/10" office:value-type="float" office:value="3000">
            <text:p>3000</text:p>
          </table:table-cell>
          <table:table-cell table:formula="of:=[.I29]/10" office:value-type="float" office:value="3000000">
            <text:p>3000000</text:p>
          </table:table-cell>
        </table:table-row>
        <table:table-row table:style-name="ro1" table:number-rows-repeated="3"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buffercount:</text:p>
          </table:table-cell>
          <table:table-cell office:value-type="float" office:value="4">
            <text:p>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>
            <text:p>buffersize:</text:p>
          </table:table-cell>
          <table:table-cell office:value-type="float" office:value="64">
            <text:p>64</text:p>
          </table:table-cell>
          <table:table-cell table:number-columns-repeated="2"/>
          <table:table-cell table:style-name="Default"/>
          <table:table-cell/>
          <table:table-cell table:style-name="Default"/>
          <table:table-cell table:number-columns-repeated="4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  <table:named-expressions>
        <table:named-range table:name="buffersize" table:base-cell-address="$Sheet1.$B$34" table:cell-range-address="$Sheet1.$B$34"/>
        <table:named-range table:name="oooooo" table:base-cell-address="$Sheet1.$B$37" table:cell-range-address="$Sheet1.$B$37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5" number:min-integer-digits="1" number:min-exponent-digits="3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29in" fo:page-height="8.2681in" style:num-format="1" style:print-orientation="landscape" style:scale-to="7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6">05/16/2012</text:date>, <text:time>10:11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ru </meta:initial-creator>
    <meta:creation-date>2012-05-05T13:17:40</meta:creation-date>
    <dc:date>2012-05-16T10:11:09</dc:date>
    <dc:creator>mru </dc:creator>
    <meta:editing-duration>PT4H53M46S</meta:editing-duration>
    <meta:editing-cycles>4</meta:editing-cycles>
    <meta:generator>LibreOffice/3.4$Linux LibreOffice_project/340m1$Build-402</meta:generator>
    <meta:printed-by>mru </meta:printed-by>
    <meta:print-date>2012-05-06T23:29:28</meta:print-date>
    <meta:document-statistic meta:table-count="3" meta:cell-count="213" meta:object-count="0"/>
  </office:meta>
</office:document-meta>
</file>